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4b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dbe" officeooo:paragraph-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paragraph-rsid="000544b2"/>
    </style:style>
    <style:style style:name="P6" style:family="paragraph" style:parent-style-name="Table_20_Contents">
      <style:text-properties officeooo:paragraph-rsid="0023bc35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d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4fa52"/>
    </style:style>
    <style:style style:name="T6" style:family="text">
      <style:text-properties officeooo:rsid="0006687a"/>
    </style:style>
    <style:style style:name="T7" style:family="text">
      <style:text-properties officeooo:rsid="000bb657"/>
    </style:style>
    <style:style style:name="T8" style:family="text">
      <style:text-properties officeooo:rsid="000cd7f5"/>
    </style:style>
    <style:style style:name="T9" style:family="text">
      <style:text-properties officeooo:rsid="000f01f3"/>
    </style:style>
    <style:style style:name="T10" style:family="text">
      <style:text-properties officeooo:rsid="001a4467"/>
    </style:style>
    <style:style style:name="T11" style:family="text">
      <style:text-properties officeooo:rsid="0023bc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--------------------------------------------------------------------------------------------------------------------------</text:p>
            <text:p text:style-name="P3">UpdateSectorEvent</text:p>
            <text:p text:style-name="P2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Table_20_Contents">--------------------------------------------------------------------------------------------------------------------------</text:p>
            <text:p text:style-name="Table_20_Contents">-<text:span text:style-name="T11">row : int</text:span></text:p>
            <text:p text:style-name="Table_20_Contents">--------------------------------------------------------------------------------------------------------------------------</text:p>
            <text:p text:style-name="Table_20_Contents">-<text:span text:style-name="T11">column : int</text:span></text:p>
            <text:p text:style-name="P6">--------------------------------------------------------------------------------------------------------------------------</text:p>
            <text:p text:style-name="P6">-<text:span text:style-name="T11">rotation : int</text:span></text:p>
            <text:p text:style-name="P6">--------------------------------------------------------------------------------------------------------------------------</text:p>
            <text:p text:style-name="P6">-<text:span text:style-name="T11">newId : String</text:span></text:p>
            <text:p text:style-name="P6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20:30:25.286699651</dc:date>
    <meta:editing-duration>PT57M54S</meta:editing-duration>
    <meta:editing-cycles>19</meta:editing-cycles>
    <meta:generator>LibreOffice/6.3.2.2$Linux_X86_64 LibreOffice_project/30$Build-2</meta:generator>
    <meta:document-statistic meta:table-count="1" meta:image-count="0" meta:object-count="0" meta:page-count="1" meta:paragraph-count="12" meta:word-count="20" meta:character-count="924" meta:non-whitespace-character-count="916"/>
  </office:meta>
</office:document-meta>
</file>